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5.0222in" style:rel-column-width="43886*"/>
    </style:style>
    <style:style style:name="Table1.B" style:family="table-column">
      <style:table-column-properties style:column-width="2.4778in" style:rel-column-width="21649*"/>
    </style:style>
    <style:style style:name="Table1.1" style:family="table-row">
      <style:table-row-properties style:min-row-height="0.4403in"/>
    </style:style>
    <style:style style:name="P1" style:family="paragraph" style:parent-style-name="Standard">
      <style:paragraph-properties fo:line-height="90%"/>
      <style:text-properties fo:font-size="10pt" style:font-size-asian="10pt" style:font-size-complex="10pt"/>
    </style:style>
    <style:style style:name="P2" style:family="paragraph" style:parent-style-name="Standard">
      <style:paragraph-properties fo:line-height="90%" fo:text-align="end" style:justify-single-word="false"/>
      <style:text-properties fo:font-size="10pt" style:font-size-asian="10pt" style:font-size-complex="10pt"/>
    </style:style>
    <style:style style:name="P3" style:family="paragraph" style:parent-style-name="Standard">
      <style:paragraph-properties fo:line-height="90%"/>
      <style:text-properties fo:font-size="10pt" fo:font-weight="bold" style:font-size-asian="10pt" style:font-weight-asian="bold" style:font-size-complex="10pt" style:font-weight-complex="bold"/>
    </style:style>
    <style:style style:name="P4" style:family="paragraph" style:parent-style-name="Standard">
      <style:paragraph-properties fo:line-height="90%" fo:text-align="start" style:justify-single-word="false"/>
      <style:text-properties style:font-name="DejaVu Sans Condensed" fo:font-size="14pt" fo:font-weight="bold" style:font-size-asian="14pt" style:font-weight-asian="bold" style:font-size-complex="14pt" style:font-weight-complex="bold"/>
    </style:style>
    <style:style style:name="P5" style:family="paragraph" style:parent-style-name="Standard">
      <style:paragraph-properties fo:line-height="90%"/>
      <style:text-properties fo:font-variant="small-caps" fo:font-size="12pt" style:font-size-asian="12pt" style:font-size-complex="12pt"/>
    </style:style>
    <style:style style:name="P6" style:family="paragraph" style:parent-style-name="Standard">
      <style:paragraph-properties fo:line-height="90%" fo:text-align="start" style:justify-single-word="false"/>
      <style:text-properties fo:font-variant="small-caps" fo:font-size="12pt" style:font-size-asian="12pt" style:font-size-complex="12pt"/>
    </style:style>
    <style:style style:name="P7" style:family="paragraph" style:parent-style-name="Standard">
      <style:paragraph-properties fo:line-height="90%"/>
      <style:text-properties fo:font-variant="small-caps" fo:font-size="10pt" style:font-size-asian="10pt" style:font-size-complex="10pt"/>
    </style:style>
    <style:style style:name="P8" style:family="paragraph" style:parent-style-name="Standard">
      <style:paragraph-properties fo:line-height="90%"/>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list-style-name="L1">
      <style:paragraph-properties fo:line-height="90%"/>
      <style:text-properties fo:font-size="10pt" style:font-size-asian="10pt" style:font-size-complex="10pt"/>
    </style:style>
    <style:style style:name="P10" style:family="paragraph" style:parent-style-name="Standard">
      <style:paragraph-properties fo:line-height="90%"/>
      <style:text-properties fo:font-size="10pt" fo:font-style="italic" style:font-size-asian="10pt" style:font-style-asian="italic" style:font-size-complex="10pt" style:font-style-complex="italic"/>
    </style:style>
    <style:style style:name="P11" style:family="paragraph" style:parent-style-name="Standard">
      <style:paragraph-properties fo:line-height="90%"/>
      <style:text-properties style:font-name="DejaVu Sans Condensed" fo:font-size="10pt" fo:font-weight="bold" style:font-size-asian="10pt" style:font-weight-asian="bold" style:font-size-complex="10pt" style:font-weight-complex="bold"/>
    </style:style>
    <style:style style:name="T1" style:family="text">
      <style:text-properties style:font-name="DejaVu Sans Condensed"/>
    </style:style>
    <style:style style:name="T2" style:family="text">
      <style:text-properties style:font-name="DejaVu Sans Condensed" fo:font-weight="bold" style:font-weight-asian="bold" style:font-weight-complex="bold"/>
    </style:style>
    <style:style style:name="T3" style:family="text">
      <style:text-properties style:font-name="DejaVu Sans Condensed" fo:font-weight="bold" officeooo:rsid="001a797f" style:font-weight-asian="bold" style:font-weight-complex="bold"/>
    </style:style>
    <style:style style:name="T4" style:family="text">
      <style:text-properties style:font-name="DejaVu Sans Condensed" officeooo:rsid="00171e7b"/>
    </style:style>
    <style:style style:name="T5" style:family="text">
      <style:text-properties style:font-name="Mallige"/>
    </style:style>
    <style:style style:name="T6" style:family="text">
      <style:text-properties style:font-name="Mallig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style:font-name="Ouhod-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71e7b" style:font-style-asian="normal" style:font-weight-asian="normal" style:font-style-complex="normal" style:font-weight-complex="normal"/>
    </style:style>
    <style:style style:name="T15" style:family="text">
      <style:text-properties officeooo:rsid="00171e7b"/>
    </style:style>
    <style:style style:name="T16" style:family="text">
      <style:text-properties officeooo:rsid="0018d7fe"/>
    </style:style>
    <style:style style:name="T17" style:family="text">
      <style:text-properties officeooo:rsid="00193156"/>
    </style:style>
    <text:list-style style:name="L1">
      <text:list-level-style-bullet text:level="1" text:style-name="Bullet_20_Symbols" text:bullet-char="•">
        <style:list-level-properties text:space-before="0.75in" text:min-label-width="0.25in"/>
        <style:text-properties style:font-name="StarSymbol1"/>
      </text:list-level-style-bullet>
      <text:list-level-style-bullet text:level="2" text:style-name="Bullet_20_Symbols" text:bullet-char="•">
        <style:list-level-properties text:space-before="1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5in" text:min-label-width="0.25in"/>
        <style:text-properties style:font-name="StarSymbol1"/>
      </text:list-level-style-bullet>
      <text:list-level-style-bullet text:level="5" text:style-name="Bullet_20_Symbols" text:bullet-char="•">
        <style:list-level-properties text:space-before="1.75in" text:min-label-width="0.25in"/>
        <style:text-properties style:font-name="StarSymbol1"/>
      </text:list-level-style-bullet>
      <text:list-level-style-bullet text:level="6" text:style-name="Bullet_20_Symbols" text:bullet-char="•">
        <style:list-level-properties text:space-before="2in" text:min-label-width="0.25in"/>
        <style:text-properties style:font-name="StarSymbol1"/>
      </text:list-level-style-bullet>
      <text:list-level-style-bullet text:level="7" text:style-name="Bullet_20_Symbols" text:bullet-char="•">
        <style:list-level-properties text:space-before="2.25in" text:min-label-width="0.25in"/>
        <style:text-properties style:font-name="StarSymbol1"/>
      </text:list-level-style-bullet>
      <text:list-level-style-bullet text:level="8" text:style-name="Bullet_20_Symbols" text:bullet-char="•">
        <style:list-level-properties text:space-before="2.5in" text:min-label-width="0.25in"/>
        <style:text-properties style:font-name="StarSymbol1"/>
      </text:list-level-style-bullet>
      <text:list-level-style-bullet text:level="9" text:style-name="Bullet_20_Symbols" text:bullet-char="•">
        <style:list-level-properties text:space-before="2.75in" text:min-label-width="0.25in"/>
        <style:text-properties style:font-name="StarSymbol1"/>
      </text:list-level-style-bullet>
      <text:list-level-style-bullet text:level="10" text:style-name="Bullet_20_Symbols" text:bullet-char="•">
        <style:list-level-properties text:space-before="3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office:value-type="string">
            <text:p text:style-name="P4">Joshua Mandel &lt;<text:a xlink:type="simple" xlink:href="mailto:jmandel@alum.mit.edu">jmandel@alum.mit.edu</text:a>&gt;</text:p>
          </table:table-cell>
          <table:table-cell office:value-type="string">
            <text:p text:style-name="P2">303 Arguello Blvd #101</text:p>
            <text:p text:style-name="P2">San Francisco, CA 94118</text:p>
            <text:p text:style-name="P2">617-500-3253</text:p>
          </table:table-cell>
        </table:table-row>
      </table:table>
      <text:p text:style-name="P6">Education</text:p>
      <text:p text:style-name="P1"><text:span text:style-name="T2">Tufts University School of Medicine</text:span><text:span text:style-name="T5"> </text:span><text:s text:c="2"/><text:span text:style-name="T7"><text:s/>2006 – 2010, <text:s/>Boston, MA.<text:line-break/></text:span><text:span text:style-name="T9">Doctor of Medicine. </text:span><text:span text:style-name="T13">During surgery clerkship, built automated reporting software for medical students, </text:span><text:span text:style-name="T14">liberating</text:span><text:span text:style-name="T13"> data from legacy EHR system. <text:s/>Courses include Anatomy, Physiology, Medicine, Surgery, Radiology, Pathology. <text:s/></text:span></text:p>
      <text:p text:style-name="P8"/>
      <text:p text:style-name="P1"><text:span text:style-name="T2">Massachusetts Institute of Technology</text:span><text:span text:style-name="T1"> <text:s text:c="3"/></text:span><text:span text:style-name="T7">2001 – 2005, Cambridge, MA</text:span></text:p>
      <text:p text:style-name="P1"><text:span text:style-name="T8">Bachelor's Degree in Computer Science and Electrical Engineering. </text:span><text:s/>Courses include Artificial Intelligence, Algorithms, <text:s/>Microcontroller Project Laboratory, Computational Neuroscience, Quantitative Physiology, Genetics in Medicine, Biochemistry, Biotechnology and Engineering. <text:s/>Served as President and Treasurer of MIT French House.</text:p>
      <text:list xml:id="list21198094651" text:style-name="L1">
        <text:list-item>
          <text:p text:style-name="P9">Cumulative GPA 4.9/5.0</text:p>
        </text:list-item>
        <text:list-item>
          <text:p text:style-name="P9">In-major GPA 5.0/5.0 </text:p>
        </text:list-item>
      </text:list>
      <text:p text:style-name="P1"/>
      <text:p text:style-name="P1"><text:span text:style-name="T2">The Hotchkiss School </text:span><text:span text:style-name="T6"><text:s/></text:span><text:span text:style-name="T7"><text:s text:c="2"/>1998 – 2001, Lakeville, CT<text:line-break/></text:span>Rank: 1/166. <text:s/>Awarded prizes in English, French, History, Mathematics and Science. <text:s/>Performed in Shakespearean theater. <text:s/>Leader of campus Hillel. <text:s/>Taught computer skills to elderly.</text:p>
      <text:p text:style-name="P1"/>
      <text:p text:style-name="P7"><text:span text:style-name="T10">Experience</text:span><text:tab/></text:p>
      <text:p text:style-name="P3"><text:span text:style-name="T4">Boston </text:span><text:span text:style-name="T1">Children's Hospital / Harvard Medical School <text:s/></text:span>June 2010 – Present, Boston, MA / San Francisco CA</text:p>
      <text:p text:style-name="P10">Research Scientist, <text:span text:style-name="T15">Boston </text:span>Children's Hospital </text:p>
      <text:p text:style-name="P10">Research Faculty, Children's Hospital Informatics Program</text:p>
      <text:p text:style-name="P10">Instructor of Pediatrics, Harvard Medical School</text:p>
      <text:p text:style-name="P1">Lead architect for SMART Platforms, a 4-year $15M project funded by the Office of the National Coordinator for Health IT. <text:s/>Led <text:s/>SMART's core development team at <text:span text:style-name="T15">Boston Children's</text:span> Hospital to produce the SMART API for health data across electronic medical records, personal health records, and data-mining platforms. <text:s/>Produced reference software and end-user clinical applications. Collaborated with commercial vendors, integrators, and app developers to promote adoption of the SMART API<text:span text:style-name="T15"> as well as national and international standards for clinical data </text:span><text:span text:style-name="T16">representation</text:span><text:span text:style-name="T15">.</text:span></text:p>
      <text:p text:style-name="P11"/>
      <text:p text:style-name="P3"><text:span text:style-name="T1">Codon Devices</text:span> <text:s text:c="3"/>July 2005 – July 2006, Summer 2007 Cambridge, MA</text:p>
      <text:p text:style-name="P1"><text:span text:style-name="T8">Engineer. <text:s/></text:span>Collaborated to develop factory production environment for DNA synthesis of hundreds of genes per month. <text:s/>Co-designed laboratory information management system and automation platform using liquid-handling robots to support DNA production. <text:s/>Supported development of novel DNA synthesis protocols and automated analysis of DNA sequencing data.</text:p>
      <text:p text:style-name="P1"/>
      <text:p text:style-name="P1"><text:span text:style-name="T2">George Church Laboratory, Harvard Medical School </text:span><text:span text:style-name="T11"><text:s/></text:span><text:s text:c="2"/><text:span text:style-name="T7">Summer 2004, Cambridge, MA</text:span></text:p>
      <text:p text:style-name="P1"><text:span text:style-name="T8">Undergraduate Researcher. <text:s/></text:span>Developed and tested techniques to process data from gene array experiments in mice. <text:s/>Used machine learning tools to classify large sets of data and identify interesting biological patterns.</text:p>
      <text:p text:style-name="P1"/>
      <text:p text:style-name="P1"><text:span text:style-name="T2">MIT Library Access to Music Project</text:span><text:span text:style-name="T11"> </text:span><text:s text:c="3"/><text:span text:style-name="T7">2001 – <text:s/>Present, Cambridge, MA</text:span></text:p>
      <text:p text:style-name="P1"><text:span text:style-name="T8">Co-founder. <text:s/></text:span>Co-designed and implemented world’s first on-demand campus cable TV music service, providing students with free access to licensed broadcasts of popular and classical music. <text:s/>Collaborated to build cable television broadcast system capable of controlling and serving 16 channels of audio and video to MIT community of 10,000. Featured in New York Times, USA Today, Associated Press, NPR.</text:p>
      <text:p text:style-name="P1"/>
      <text:p text:style-name="P1"><text:span text:style-name="T2">Freelance Website Development </text:span><text:s text:c="2"/><text:span text:style-name="T7"><text:s/>1998 – <text:s/>Present, Cambridge, MA</text:span></text:p>
      <text:p text:style-name="P1"><text:span text:style-name="T8">Designer and Developer. <text:s/></text:span>Designed and developed web sites for clients including antique flatware dealer, attorney and business consultant. Built tools to simplify content management.</text:p>
      <text:p text:style-name="P1"/>
      <text:p text:style-name="P1"><text:span text:style-name="T2">LifeHarbor Investment</text:span><text:span text:style-name="T11"> </text:span><text:s text:c="3"/><text:span text:style-name="T7">Summer 2003, Cambridge, MA</text:span></text:p>
      <text:p text:style-name="P1"><text:span text:style-name="T8">Product Development Intern. <text:s/></text:span>As member of four-person team, built and tested new Fixed Income module for Portfolio Management software. <text:s/>Speeded software development by designing and teaching teammates to use new user-interface description language.</text:p>
      <text:p text:style-name="P1"/>
      <text:p text:style-name="P1"><text:span text:style-name="T2">MIT Artificial In</text:span><text:span text:style-name="T3">t</text:span><text:span text:style-name="T2">elligence Laboratory</text:span><text:span text:style-name="T11"> </text:span><text:s text:c="3"/><text:span text:style-name="T7">Summer 2002, Cambridge, MA</text:span></text:p>
      <text:p text:style-name="P1"><text:span text:style-name="T8">Undergraduate Researcher. <text:s/></text:span>Wrote application that enables specification and manipulation of joint angles in 3D human figure drawings. <text:s/>Implemented published algorithm to detect and identify human skin in digital images.</text:p>
      <text:p text:style-name="P1"/>
      <text:p text:style-name="P5">Technical Skills </text:p>
      <text:p text:style-name="P1">Strong experience building tools across the Web stack including RESTful API design, HTML5, JavaScript, OAuth.</text:p>
      <text:p text:style-name="P1">Programming experience in <text:s/><text:span text:style-name="T17">JavaScript/Node.js, Python, Java, </text:span>C, C++, C#, <text:s/><text:span text:style-name="T17">MATALB</text:span>, Perl, Scheme.</text:p>
      <text:p text:style-name="P1">Database design and management (relational: <text:s/>Postgres, MySQL, Oracle. <text:s/>nonrelational: <text:s/>MongoDB, openrdf-sesame)</text:p>
      <text:p text:style-name="P1">Proficient with Windows, Mac OS, UNIX/Linux.</text:p>
      <text:p text:style-name="P7"/>
      <text:p text:style-name="P5">Additional Interests</text:p>
      <text:p text:style-name="P1">Baking, collecting fountain pens, travel, reciting and writing poetry. <text:s/>Fluent in Fre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Josh Mandel</meta:initial-creator>
    <meta:creation-date>2007-03-24T09:07:21</meta:creation-date>
    <dc:date>2013-03-15T14:15:36</dc:date>
    <dc:language>en-US</dc:language>
    <meta:editing-cycles>23</meta:editing-cycles>
    <meta:editing-duration>PT1H2M36S</meta:editing-duration>
    <dc:creator>Josh </dc:creator>
    <meta:document-statistic meta:table-count="1" meta:image-count="0" meta:object-count="0" meta:page-count="1" meta:paragraph-count="36" meta:word-count="583" meta:character-count="4398" meta:non-whitespace-character-count="3787"/>
    <meta:user-defined meta:name="Info 1"/>
    <meta:user-defined meta:name="Info 2"/>
    <meta:user-defined meta:name="Info 3"/>
    <meta:user-defined meta:name="Info 4"/>
  </office:meta>
</office:document-meta>
</file>